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2" style:master-page-name="MP0" style:family="paragraph">
      <style:paragraph-properties fo:break-before="page" fo:text-align="center" fo:margin-top="0in" fo:margin-bottom="0in"/>
      <style:text-properties fo:font-weight="normal" style:font-weight-asian="normal" fo:font-size="14pt" style:font-size-asian="14pt" style:font-size-complex="14pt" fo:language="ru" fo:country="RU"/>
    </style:style>
    <style:style style:name="P2" style:parent-style-name="Textbody" style:family="paragraph">
      <style:paragraph-properties fo:margin-bottom="0in"/>
    </style:style>
    <style:style style:name="T3" style:parent-style-name="Основнойшрифтабзаца" style:family="text">
      <style:text-properties fo:font-size="14pt" style:font-size-asian="14pt" style:font-size-complex="14pt"/>
    </style:style>
    <style:style style:name="P4" style:parent-style-name="Заголовок3" style:family="paragraph">
      <style:paragraph-properties fo:text-align="center" fo:margin-top="0in" fo:margin-bottom="0in"/>
      <style:text-properties fo:font-weight="normal" style:font-weight-asian="normal" fo:language="ru" fo:country="RU"/>
    </style:style>
    <style:style style:name="P5" style:parent-style-name="Textbody" style:family="paragraph">
      <style:paragraph-properties fo:margin-bottom="0in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P7" style:parent-style-name="Заголовок3" style:family="paragraph">
      <style:paragraph-properties fo:text-align="center" fo:margin-top="0in" fo:margin-bottom="0in"/>
      <style:text-properties fo:font-weight="normal" style:font-weight-asian="normal" fo:language="ru" fo:country="RU"/>
    </style:style>
    <style:style style:name="P8" style:parent-style-name="Заголовок3" style:family="paragraph">
      <style:paragraph-properties fo:text-align="center" fo:margin-top="0in" fo:margin-bottom="0in"/>
      <style:text-properties fo:font-weight="normal" style:font-weight-asian="normal" fo:language="ru" fo:country="RU"/>
    </style:style>
    <style:style style:name="P9" style:parent-style-name="Textbody" style:family="paragraph">
      <style:paragraph-properties fo:margin-bottom="0in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Textbody" style:family="paragraph">
      <style:paragraph-properties fo:margin-bottom="0in"/>
    </style:style>
    <style:style style:name="T12" style:parent-style-name="Основнойшрифтабзаца" style:family="text">
      <style:text-properties fo:font-size="14pt" style:font-size-asian="14pt" style:font-size-complex="14pt"/>
    </style:style>
    <style:style style:name="P13" style:parent-style-name="Textbody" style:family="paragraph">
      <style:paragraph-properties fo:margin-bottom="0in" fo:text-indent="3.5in"/>
      <style:text-properties fo:font-size="14pt" style:font-size-asian="14pt" style:font-size-complex="14pt" fo:language="ru" fo:country="RU"/>
    </style:style>
    <style:style style:name="P14" style:parent-style-name="Textbody" style:family="paragraph">
      <style:paragraph-properties fo:margin-bottom="0in" fo:margin-left="0.1604in" fo:text-indent="3.3395in">
        <style:tab-stops/>
      </style:paragraph-properties>
      <style:text-properties fo:font-size="14pt" style:font-size-asian="14pt" style:font-size-complex="14pt" fo:language="ru" fo:country="RU"/>
    </style:style>
    <style:style style:name="P15" style:parent-style-name="Textbody" style:family="paragraph">
      <style:paragraph-properties fo:margin-bottom="0in" fo:margin-left="0.1604in" fo:text-indent="3.3395in">
        <style:tab-stops/>
      </style:paragraph-properties>
      <style:text-properties fo:font-size="14pt" style:font-size-asian="14pt" style:font-size-complex="14pt" fo:language="ru" fo:country="RU"/>
    </style:style>
    <style:style style:name="P16" style:parent-style-name="Textbody" style:family="paragraph">
      <style:paragraph-properties fo:margin-bottom="0in" fo:text-indent="3.5in"/>
      <style:text-properties fo:font-size="14pt" style:font-size-asian="14pt" style:font-size-complex="14pt" fo:language="ru" fo:country="RU"/>
    </style:style>
    <style:style style:name="P17" style:parent-style-name="Textbody" style:family="paragraph">
      <style:paragraph-properties fo:margin-bottom="0in" fo:text-indent="3.5in"/>
    </style:style>
    <style:style style:name="T1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T2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1" style:parent-style-name="Textbody" style:family="paragraph">
      <style:paragraph-properties fo:margin-bottom="0in" fo:text-indent="3.8395in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P23" style:parent-style-name="Заголовок4" style:family="paragraph">
      <style:paragraph-properties fo:margin-top="0in" fo:margin-bottom="0in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P25" style:parent-style-name="Заголовок4" style:family="paragraph">
      <style:paragraph-properties fo:text-align="center" fo:margin-top="0in" fo:margin-bottom="0in"/>
      <style:text-properties fo:font-size="14pt" style:font-size-asian="14pt" style:font-size-complex="14pt" fo:language="ru" fo:country="RU"/>
    </style:style>
    <style:style style:name="P26" style:parent-style-name="Textbody" style:family="paragraph">
      <style:paragraph-properties fo:margin-bottom="0in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P28" style:parent-style-name="Textbody" style:family="paragraph">
      <style:paragraph-properties fo:text-align="center" fo:margin-bottom="0in" fo:text-indent="0.4916in"/>
      <style:text-properties fo:font-size="14pt" style:font-size-asian="14pt" style:font-size-complex="14pt" fo:language="ru" fo:country="RU"/>
    </style:style>
    <style:style style:name="P29" style:parent-style-name="Textbody" style:family="paragraph">
      <style:paragraph-properties fo:margin-bottom="0in"/>
      <style:text-properties fo:font-size="14pt" style:font-size-asian="14pt" style:font-size-complex="14pt" fo:language="ru" fo:country="RU"/>
    </style:style>
    <style:style style:name="P30" style:parent-style-name="Textbody" style:family="paragraph">
      <style:paragraph-properties fo:text-align="justify" fo:margin-bottom="0in" fo:text-indent="0.5in"/>
      <style:text-properties fo:font-size="14pt" style:font-size-asian="14pt" style:font-size-complex="14pt" fo:language="ru" fo:country="RU"/>
    </style:style>
    <style:style style:name="P31" style:parent-style-name="Textbody" style:family="paragraph">
      <style:paragraph-properties fo:text-align="justify" fo:margin-bottom="0in"/>
      <style:text-properties fo:font-size="14pt" style:font-size-asian="14pt" style:font-size-complex="14pt" fo:language="ru" fo:country="RU"/>
    </style:style>
    <style:style style:name="P32" style:parent-style-name="Textbody" style:family="paragraph">
      <style:paragraph-properties fo:text-align="justify" fo:margin-bottom="0in" fo:text-indent="0.5in"/>
      <style:text-properties fo:font-size="14pt" style:font-size-asian="14pt" style:font-size-complex="14pt" fo:language="ru" fo:country="RU"/>
    </style:style>
    <style:style style:name="P33" style:parent-style-name="Textbody" style:family="paragraph">
      <style:paragraph-properties fo:margin-bottom="0in" fo:text-indent="0.5in"/>
      <style:text-properties fo:font-size="14pt" style:font-size-asian="14pt" style:font-size-complex="14pt" fo:language="ru" fo:country="RU"/>
    </style:style>
    <style:style style:name="P34" style:parent-style-name="Textbody" style:family="paragraph">
      <style:paragraph-properties fo:margin-bottom="0in"/>
      <style:text-properties fo:font-size="14pt" style:font-size-asian="14pt" style:font-size-complex="14pt" fo:language="ru" fo:country="RU"/>
    </style:style>
    <style:style style:name="P35" style:parent-style-name="Textbody" style:family="paragraph">
      <style:paragraph-properties fo:margin-bottom="0in" fo:text-indent="0.5in"/>
      <style:text-properties fo:font-size="14pt" style:font-size-asian="14pt" style:font-size-complex="14pt" fo:language="ru" fo:country="RU"/>
    </style:style>
    <style:style style:name="P36" style:parent-style-name="Textbody" style:family="paragraph">
      <style:paragraph-properties fo:text-align="justify" fo:margin-bottom="0in" fo:text-indent="0.5in"/>
      <style:text-properties fo:font-size="14pt" style:font-size-asian="14pt" style:font-size-complex="14pt" fo:language="ru" fo:country="RU"/>
    </style:style>
    <style:style style:name="P37" style:parent-style-name="Textbody" style:family="paragraph">
      <style:paragraph-properties fo:text-align="justify" fo:margin-bottom="0in" fo:text-indent="0.5in"/>
      <style:text-properties fo:font-size="14pt" style:font-size-asian="14pt" style:font-size-complex="14pt" fo:language="ru" fo:country="RU"/>
    </style:style>
    <style:style style:name="P38" style:parent-style-name="Textbody" style:family="paragraph">
      <style:paragraph-properties fo:text-align="justify" fo:margin-bottom="0in" fo:margin-left="0.0416in" fo:text-indent="0.5in">
        <style:tab-stops/>
      </style:paragraph-properties>
    </style:style>
    <style:style style:name="T3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48" style:parent-style-name="Textbody" style:family="paragraph">
      <style:paragraph-properties fo:text-align="justify" fo:margin-bottom="0in" fo:margin-left="0.0416in" fo:text-indent="0.5in">
        <style:tab-stops/>
      </style:paragraph-properties>
    </style:style>
    <style:style style:name="T4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54" style:parent-style-name="Textbody" style:family="paragraph">
      <style:paragraph-properties fo:text-align="justify" fo:margin-bottom="0in" fo:margin-left="0.0416in" fo:text-indent="0.5in">
        <style:tab-stops/>
      </style:paragraph-properties>
    </style:style>
    <style:style style:name="T5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58" style:parent-style-name="Textbody" style:family="paragraph">
      <style:paragraph-properties fo:text-align="justify" fo:margin-bottom="0in" fo:margin-left="0.5in">
        <style:tab-stops/>
      </style:paragraph-properties>
      <style:text-properties fo:font-size="14pt" style:font-size-asian="14pt" style:font-size-complex="14pt" fo:language="ru" fo:country="RU"/>
    </style:style>
    <style:style style:name="P59" style:parent-style-name="Textbody" style:family="paragraph">
      <style:paragraph-properties fo:text-align="justify" fo:margin-bottom="0in" fo:text-indent="0.5in"/>
    </style:style>
    <style:style style:name="T6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63" style:parent-style-name="Textbody" style:family="paragraph">
      <style:paragraph-properties fo:text-align="justify" fo:margin-bottom="0in" fo:text-indent="0.5in"/>
    </style:style>
    <style:style style:name="T6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72" style:parent-style-name="Textbody" style:family="paragraph">
      <style:paragraph-properties fo:text-align="justify" fo:margin-bottom="0in" fo:margin-left="0.75in" fo:text-indent="-0.25in">
        <style:tab-stops/>
      </style:paragraph-properties>
    </style:style>
    <style:style style:name="T7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76" style:parent-style-name="Textbody" style:family="paragraph">
      <style:paragraph-properties fo:text-align="justify" fo:margin-bottom="0in" fo:margin-left="0.5in">
        <style:tab-stops/>
      </style:paragraph-properties>
      <style:text-properties fo:font-size="14pt" style:font-size-asian="14pt" style:font-size-complex="14pt" fo:language="ru" fo:country="RU"/>
    </style:style>
    <style:style style:name="P77" style:parent-style-name="Textbody" style:family="paragraph">
      <style:paragraph-properties fo:text-align="justify" fo:margin-bottom="0in" fo:margin-left="0.5in">
        <style:tab-stops/>
      </style:paragraph-properties>
    </style:style>
    <style:style style:name="T7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81" style:parent-style-name="Textbody" style:family="paragraph">
      <style:paragraph-properties fo:text-align="justify" fo:margin-bottom="0in" fo:margin-left="0.75in" fo:text-indent="-0.25in">
        <style:tab-stops/>
      </style:paragraph-properties>
    </style:style>
    <style:style style:name="T8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85" style:parent-style-name="Textbody" style:family="paragraph">
      <style:paragraph-properties fo:text-align="justify" fo:margin-bottom="0in" fo:margin-left="0.75in" fo:text-indent="-0.25in">
        <style:tab-stops/>
      </style:paragraph-properties>
    </style:style>
    <style:style style:name="T8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8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90" style:parent-style-name="Textbody" style:family="paragraph">
      <style:paragraph-properties fo:text-align="justify" fo:margin-bottom="0in" fo:margin-left="0.75in" fo:text-indent="-0.25in">
        <style:tab-stops/>
      </style:paragraph-properties>
      <style:text-properties fo:font-size="14pt" style:font-size-asian="14pt" style:font-size-complex="14pt" fo:language="ru" fo:country="RU"/>
    </style:style>
    <style:style style:name="P91" style:parent-style-name="Textbody" style:family="paragraph">
      <style:paragraph-properties fo:text-align="justify" fo:margin-bottom="0in" fo:margin-left="0.75in" fo:text-indent="-0.25in">
        <style:tab-stops/>
      </style:paragraph-properties>
    </style:style>
    <style:style style:name="T9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95" style:parent-style-name="Textbody" style:family="paragraph">
      <style:paragraph-properties fo:text-align="justify" fo:margin-bottom="0in" fo:margin-left="0.75in" fo:text-indent="-0.25in">
        <style:tab-stops/>
      </style:paragraph-properties>
    </style:style>
    <style:style style:name="T9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99" style:parent-style-name="Textbody" style:family="paragraph">
      <style:paragraph-properties fo:text-align="justify" fo:margin-bottom="0in" fo:margin-left="0.75in" fo:text-indent="-0.25in">
        <style:tab-stops/>
      </style:paragraph-properties>
    </style:style>
    <style:style style:name="T10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0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06" style:parent-style-name="Textbody" style:family="paragraph">
      <style:paragraph-properties fo:text-align="justify" fo:margin-bottom="0in" fo:margin-left="0.75in" fo:text-indent="-0.25in">
        <style:tab-stops/>
      </style:paragraph-properties>
      <style:text-properties fo:language="ru" fo:country="RU"/>
    </style:style>
    <style:style style:name="P107" style:parent-style-name="Textbody" style:family="paragraph">
      <style:paragraph-properties fo:text-align="justify" fo:margin-bottom="0in" fo:margin-left="0.5in">
        <style:tab-stops/>
      </style:paragraph-properties>
      <style:text-properties fo:font-size="14pt" style:font-size-asian="14pt" style:font-size-complex="14pt" fo:language="ru" fo:country="RU"/>
    </style:style>
    <style:style style:name="P108" style:parent-style-name="Textbody" style:family="paragraph">
      <style:paragraph-properties fo:text-align="justify" fo:margin-bottom="0in" fo:text-indent="0.5in"/>
    </style:style>
    <style:style style:name="T10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12" style:parent-style-name="Textbody" style:family="paragraph">
      <style:paragraph-properties fo:margin-bottom="0in" fo:margin-left="0.5in">
        <style:tab-stops/>
      </style:paragraph-properties>
    </style:style>
    <style:style style:name="T11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16" style:parent-style-name="Textbody" style:family="paragraph">
      <style:paragraph-properties fo:text-align="justify" fo:margin-bottom="0in" fo:margin-left="0.5in">
        <style:tab-stops/>
      </style:paragraph-properties>
    </style:style>
    <style:style style:name="T11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2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21" style:parent-style-name="Textbody" style:family="paragraph">
      <style:paragraph-properties fo:margin-bottom="0in" fo:text-indent="0.5in"/>
    </style:style>
    <style:style style:name="T12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25" style:parent-style-name="Textbody" style:family="paragraph">
      <style:paragraph-properties fo:text-align="justify" fo:margin-bottom="0in" fo:text-indent="0.5in"/>
    </style:style>
    <style:style style:name="T12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34" style:parent-style-name="Textbody" style:family="paragraph">
      <style:paragraph-properties fo:text-align="justify" fo:margin-bottom="0in" fo:margin-left="0.5in">
        <style:tab-stops/>
      </style:paragraph-properties>
    </style:style>
    <style:style style:name="T13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38" style:parent-style-name="Textbody" style:family="paragraph">
      <style:paragraph-properties fo:text-align="justify" fo:margin-bottom="0in" fo:margin-left="0.5in">
        <style:tab-stops/>
      </style:paragraph-properties>
    </style:style>
    <style:style style:name="T13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44" style:parent-style-name="Textbody" style:family="paragraph">
      <style:paragraph-properties fo:text-align="justify" fo:margin-bottom="0in" fo:margin-left="0.5in">
        <style:tab-stops/>
      </style:paragraph-properties>
    </style:style>
    <style:style style:name="T14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53" style:parent-style-name="Textbody" style:family="paragraph">
      <style:paragraph-properties fo:text-align="justify" fo:margin-bottom="0in" fo:margin-left="0.5in">
        <style:tab-stops/>
      </style:paragraph-properties>
      <style:text-properties fo:font-size="14pt" style:font-size-asian="14pt" style:font-size-complex="14pt" fo:language="ru" fo:country="RU"/>
    </style:style>
    <style:style style:name="P154" style:parent-style-name="Textbody" style:family="paragraph">
      <style:paragraph-properties fo:text-align="justify" fo:margin-bottom="0in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57" style:parent-style-name="Textbody" style:family="paragraph">
      <style:paragraph-properties fo:text-align="justify" fo:margin-bottom="0in" fo:text-indent="0.5in"/>
    </style:style>
    <style:style style:name="T15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61" style:parent-style-name="Textbody" style:family="paragraph">
      <style:paragraph-properties fo:text-align="justify" fo:margin-bottom="0in" fo:text-indent="0.5in"/>
    </style:style>
    <style:style style:name="T16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6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66" style:parent-style-name="Textbody" style:family="paragraph">
      <style:paragraph-properties fo:text-align="justify" fo:margin-bottom="0in" fo:text-indent="0.5in"/>
    </style:style>
    <style:style style:name="T16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70" style:parent-style-name="Textbody" style:family="paragraph">
      <style:paragraph-properties fo:text-align="justify" fo:margin-bottom="0in" fo:text-indent="0.5in"/>
    </style:style>
    <style:style style:name="T17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74" style:parent-style-name="Textbody" style:family="paragraph">
      <style:paragraph-properties fo:text-align="justify" fo:margin-bottom="0in" fo:text-indent="0.5in"/>
    </style:style>
    <style:style style:name="T17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T17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78" style:parent-style-name="Textbody" style:family="paragraph">
      <style:paragraph-properties fo:text-align="justify" fo:margin-bottom="0in" fo:text-indent="0.5in"/>
    </style:style>
    <style:style style:name="T17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T18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83" style:parent-style-name="Textbody" style:family="paragraph">
      <style:paragraph-properties fo:text-align="justify" fo:margin-bottom="0in" fo:text-indent="0.5in"/>
    </style:style>
    <style:style style:name="T18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89" style:parent-style-name="Textbody" style:family="paragraph">
      <style:paragraph-properties fo:text-align="justify" fo:margin-bottom="0in" fo:text-indent="0.5in"/>
    </style:style>
    <style:style style:name="T19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93" style:parent-style-name="Textbody" style:family="paragraph">
      <style:paragraph-properties fo:text-align="justify" fo:margin-bottom="0in" fo:text-indent="0.5in"/>
    </style:style>
    <style:style style:name="T19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T19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97" style:parent-style-name="Textbody" style:family="paragraph">
      <style:paragraph-properties fo:text-align="justify" fo:margin-bottom="0in" fo:text-indent="0.5in"/>
    </style:style>
    <style:style style:name="T19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01" style:parent-style-name="Textbody" style:family="paragraph">
      <style:paragraph-properties fo:text-align="justify" fo:margin-bottom="0in" fo:text-indent="0.5in"/>
    </style:style>
    <style:style style:name="T20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0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08" style:parent-style-name="Textbody" style:family="paragraph">
      <style:paragraph-properties fo:text-align="justify" fo:margin-bottom="0in" fo:text-indent="0.5in"/>
    </style:style>
    <style:style style:name="T20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12" style:parent-style-name="Textbody" style:family="paragraph">
      <style:paragraph-properties fo:text-align="justify" fo:margin-bottom="0in" fo:text-indent="0.5in"/>
    </style:style>
    <style:style style:name="T21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T21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16" style:parent-style-name="Textbody" style:family="paragraph">
      <style:paragraph-properties fo:text-align="justify" fo:margin-bottom="0in" fo:text-indent="0.5in"/>
    </style:style>
    <style:style style:name="T21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T21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22" style:parent-style-name="Textbody" style:family="paragraph">
      <style:paragraph-properties fo:text-align="justify" fo:margin-bottom="0in" fo:text-indent="0.5in"/>
      <style:text-properties fo:font-size="14pt" style:font-size-asian="14pt" style:font-size-complex="14pt" fo:language="ru" fo:country="RU"/>
    </style:style>
    <style:style style:name="P223" style:parent-style-name="Textbody" style:family="paragraph">
      <style:paragraph-properties fo:text-align="justify" fo:margin-bottom="0in"/>
    </style:style>
    <style:style style:name="T224" style:parent-style-name="Основнойшрифтабзаца" style:family="text">
      <style:text-properties fo:font-size="14pt" style:font-size-asian="14pt" style:font-size-complex="14pt"/>
    </style:style>
    <style:style style:name="T22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27" style:parent-style-name="Textbody" style:family="paragraph">
      <style:paragraph-properties fo:margin-bottom="0in"/>
      <style:text-properties fo:font-size="14pt" style:font-size-asian="14pt" style:font-size-complex="14pt" fo:language="ru" fo:country="RU"/>
    </style:style>
    <style:style style:name="P228" style:parent-style-name="Textbody" style:family="paragraph">
      <style:paragraph-properties fo:text-align="justify" fo:margin-bottom="0in"/>
    </style:style>
    <style:style style:name="T229" style:parent-style-name="Основнойшрифтабзаца" style:family="text">
      <style:text-properties fo:font-size="14pt" style:font-size-asian="14pt" style:font-size-complex="14pt"/>
    </style:style>
    <style:style style:name="P230" style:parent-style-name="Textbody" style:family="paragraph">
      <style:paragraph-properties fo:text-align="justify" fo:margin-bottom="0in" fo:text-indent="0.5in"/>
      <style:text-properties fo:font-size="14pt" style:font-size-asian="14pt" style:font-size-complex="14pt" fo:language="ru" fo:country="RU"/>
    </style:style>
    <style:style style:name="P231" style:parent-style-name="Textbody" style:family="paragraph">
      <style:paragraph-properties fo:text-align="justify" fo:margin-bottom="0in" fo:text-indent="0.5in"/>
      <style:text-properties fo:font-size="14pt" style:font-size-asian="14pt" style:font-size-complex="14pt" fo:language="ru" fo:country="RU"/>
    </style:style>
    <style:style style:name="P232" style:parent-style-name="Textbody" style:family="paragraph">
      <style:paragraph-properties fo:text-align="justify" fo:margin-bottom="0in" fo:text-indent="0.5in"/>
      <style:text-properties fo:font-size="14pt" style:font-size-asian="14pt" style:font-size-complex="14pt" fo:language="ru" fo:country="RU"/>
    </style:style>
    <style:style style:name="P233" style:parent-style-name="Textbody" style:family="paragraph">
      <style:paragraph-properties fo:margin-bottom="0in" fo:margin-left="0.4923in">
        <style:tab-stops/>
      </style:paragraph-properties>
    </style:style>
    <style:style style:name="T23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5" style:parent-style-name="Основнойшрифтабзаца" style:family="text">
      <style:text-properties fo:font-size="14pt" style:font-size-asian="14pt" style:font-size-complex="14pt"/>
    </style:style>
    <style:style style:name="T23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7" style:parent-style-name="Основнойшрифтабзаца" style:family="text">
      <style:text-properties fo:font-size="14pt" style:font-size-asian="14pt" style:font-size-complex="14pt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T23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40" style:parent-style-name="Textbody" style:family="paragraph">
      <style:paragraph-properties fo:text-align="justify" fo:margin-bottom="0in"/>
    </style:style>
    <style:style style:name="T241" style:parent-style-name="Основнойшрифтабзаца" style:family="text">
      <style:text-properties fo:font-size="14pt" style:font-size-asian="14pt" style:font-size-complex="14pt"/>
    </style:style>
    <style:style style:name="P242" style:parent-style-name="Textbody" style:family="paragraph">
      <style:paragraph-properties fo:text-align="justify" fo:margin-bottom="0in" fo:text-indent="0.4923in"/>
      <style:text-properties fo:font-size="14pt" style:font-size-asian="14pt" style:font-size-complex="14pt" fo:language="ru" fo:country="RU"/>
    </style:style>
    <style:style style:name="P243" style:parent-style-name="Textbody" style:family="paragraph">
      <style:paragraph-properties fo:margin-bottom="0in"/>
    </style:style>
    <style:style style:name="T244" style:parent-style-name="Основнойшрифтабзаца" style:family="text">
      <style:text-properties fo:font-size="14pt" style:font-size-asian="14pt" style:font-size-complex="14pt"/>
    </style:style>
    <style:style style:name="T24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46" style:parent-style-name="Основнойшрифтабзаца" style:family="text">
      <style:text-properties fo:font-size="14pt" style:font-size-asian="14pt" style:font-size-complex="14pt"/>
    </style:style>
    <style:style style:name="T24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48" style:parent-style-name="Основнойшрифтабзаца" style:family="text">
      <style:text-properties fo:font-size="14pt" style:font-size-asian="14pt" style:font-size-complex="14pt"/>
    </style:style>
    <style:style style:name="T24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50" style:parent-style-name="Основнойшрифтабзаца" style:family="text">
      <style:text-properties fo:font-size="14pt" style:font-size-asian="14pt" style:font-size-complex="14pt"/>
    </style:style>
    <style:style style:name="P251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h text:style-name="P1" text:outline-level="2">Федеральное агентство по образованию</text:h>
      <text:p text:style-name="P2"><text:span text:style-name="T3"> </text:span></text:p>
      <text:h text:style-name="P4" text:outline-level="3">ТОМСКИЙ ГОСУДАРСТВЕННЫЙ УНИВЕРСИТЕТ СИСТЕМ УПРАВЛЕНИЯ И РАДИОЭЛЕКТРОНИКИ (ТУСУР)</text:h>
      <text:p text:style-name="P5"><text:span text:style-name="T6"> </text:span></text:p>
      <text:h text:style-name="P7" text:outline-level="3">Кафедра комплексной информационной безопасности</text:h>
      <text:h text:style-name="P8" text:outline-level="3">электронно-вычислительных систем (КИБЭВС)</text:h>
      <text:p text:style-name="P9"><text:span text:style-name="T10"> </text:span></text:p>
      <text:p text:style-name="P11"><text:span text:style-name="T12"> </text:span></text:p>
      <text:p text:style-name="P13">УТВЕРЖДАЮ</text:p>
      <text:p text:style-name="P14">Заведующий кафедрой КИБЭВС,</text:p>
      <text:p text:style-name="P15">д-р техн. наук, профессор</text:p>
      <text:p text:style-name="P16">_________ А.А. Шелупанов</text:p>
      <text:p text:style-name="P17"><text:span text:style-name="T18">“___” ________ 201</text:span><text:span text:style-name="T19">   </text:span><text:span text:style-name="T20"><text:s/>г.</text:span></text:p>
      <text:p text:style-name="P21"><text:span text:style-name="T22"> </text:span></text:p>
      <text:h text:style-name="P23" text:outline-level="4"><text:span text:style-name="T24"> </text:span></text:h>
      <text:h text:style-name="P25" text:outline-level="4">ЗАДАНИЕ</text:h>
      <text:p text:style-name="P26"><text:span text:style-name="T27"> </text:span></text:p>
      <text:p text:style-name="P28">на курсовую работу по дисциплине «Безопасность систем баз данных»</text:p>
      <text:p text:style-name="P29">студенту<text:s/>_________________________________________________группы ________ факультета безопасности.</text:p>
      <text:p text:style-name="P30">1 Тема работы: Создание автоматизированной информационной системы с учебно-исследовательской базой данных:</text:p>
      <text:p text:style-name="P31">__________________________________________________________________</text:p>
      <text:p text:style-name="P32">2 Исходные данные к работе:</text:p>
      <text:p text:style-name="P33">2.1 Реляционная СУБД _________________________________________</text:p>
      <text:p text:style-name="P34">2.2 Данные по предметной области __________________________________________________________________</text:p>
      <text:p text:style-name="P35">3 Срок сдачи студентом законченной работы ______________________</text:p>
      <text:p text:style-name="P36">4 Содержание курсовой работы:</text:p>
      <text:p text:style-name="P37">4.1 Проектирование инфологической модели данных:</text:p>
      <text:p text:style-name="P38"><text:span text:style-name="T39">–</text:span><text:span text:style-name="T40">    </text:span><text:span text:style-name="T41"><text:s/>описание и структуризация предметной области (описание бизнес-процессов, диаграммы<text:s/></text:span><text:span text:style-name="T42">IDEF</text:span><text:span text:style-name="T43">0,<text:s/></text:span><text:span text:style-name="T44">DFD</text:span><text:span text:style-name="T45">,<text:s/></text:span><text:span text:style-name="T46">IDEF</text:span><text:span text:style-name="T47">3);</text:span></text:p>
      <text:p text:style-name="P48"><text:span text:style-name="T49">–</text:span><text:span text:style-name="T50">    </text:span><text:span text:style-name="T51"><text:s/>представление модели «Сущность-связь» (</text:span><text:span text:style-name="T52">ER</text:span><text:span text:style-name="T53">-модель);</text:span></text:p>
      <text:p text:style-name="P54"><text:span text:style-name="T55">–</text:span><text:span text:style-name="T56">    </text:span><text:span text:style-name="T57"><text:s/>сценарий пользовательского интерфейса.</text:span></text:p>
      <text:p text:style-name="P58">4.2 Проектирование даталогической (логической) модели данных:</text:p>
      <text:p text:style-name="P59"><text:span text:style-name="T60">-</text:span><text:span text:style-name="T61">                   </text:span><text:span text:style-name="T62"><text:s/>проектирование реляционной базы данных на основе принципов нормализации;</text:span></text:p>
      <text:p text:style-name="P63"><text:span text:style-name="T64">–</text:span><text:span text:style-name="T65">      </text:span><text:span text:style-name="T66"><text:s/>проектирование концептуальной модели данных (исп</text:span><text:span text:style-name="T67">ользование методологии<text:s/></text:span><text:span text:style-name="T68">IDEF</text:span><text:span text:style-name="T69">1</text:span><text:span text:style-name="T70">X</text:span><text:span text:style-name="T71">);</text:span></text:p>
      <text:p text:style-name="P72"><text:span text:style-name="T73">–</text:span><text:span text:style-name="T74">      </text:span><text:span text:style-name="T75"><text:s/>составление глоссария модели.</text:span></text:p>
      <text:p text:style-name="P76">4.3 Физическое проектирование БД:</text:p>
      <text:p text:style-name="P77"><text:span text:style-name="T78">–</text:span><text:span text:style-name="T79">                 </text:span><text:span text:style-name="T80"><text:s/>создание базы данных и ее необходимых элементов;</text:span></text:p>
      <text:p text:style-name="P81"><text:span text:style-name="T82">–</text:span><text:span text:style-name="T83">      </text:span><text:span text:style-name="T84"><text:s/>описание ограничений на базу данных;</text:span></text:p>
      <text:p text:style-name="P85"><text:span text:style-name="T86">–</text:span><text:span text:style-name="T87">      </text:span><text:span text:style-name="T88"><text:s/>сопоставление логических и<text:s/></text:span><text:span text:style-name="T89">физических имен;</text:span></text:p>
      <text:p text:style-name="P90"/>
      <text:p text:style-name="P91"><text:span text:style-name="T92">–</text:span><text:span text:style-name="T93">      </text:span><text:span text:style-name="T94"><text:s/>Определение списка ролей и их прав доступа в объектам БД (таблицы, столбцы и отдельные строки с помощью триггеров);</text:span></text:p>
      <text:p text:style-name="P95"><text:span text:style-name="T96">–</text:span><text:span text:style-name="T97">      </text:span><text:span text:style-name="T98"><text:s/>Создание имен входа и пользователей БД;</text:span></text:p>
      <text:p text:style-name="P99"><text:span text:style-name="T100">–</text:span><text:span text:style-name="T101">   </text:span><text:span text:style-name="T102">Реализация пользовательских процедур или представлений данных (</text:span><text:span text:style-name="T103">View</text:span><text:span text:style-name="T104"><text:s/></text:span><text:span text:style-name="T105">);</text:span></text:p>
      <text:p text:style-name="P106"/>
      <text:p text:style-name="P107">4.4 Написание программы обработки и работы с данными:</text:p>
      <text:p text:style-name="P108"><text:span text:style-name="T109">-</text:span><text:span text:style-name="T110">                   </text:span><text:span text:style-name="T111"><text:s/>генерация программы меню, реализующей пользовательский интерфейс;</text:span></text:p>
      <text:p text:style-name="P112"><text:span text:style-name="T113">-</text:span><text:span text:style-name="T114">                   </text:span><text:span text:style-name="T115"><text:s/>режим просмотра данных с использованием экранных форм;</text:span></text:p>
      <text:p text:style-name="P116"><text:span text:style-name="T117">-</text:span><text:span text:style-name="T118">                   </text:span><text:span text:style-name="T119"><text:s/>и</text:span><text:span text:style-name="T120">спользование режимов редактирования данных;</text:span></text:p>
      <text:p text:style-name="P121"><text:span text:style-name="T122">-</text:span><text:span text:style-name="T123">                   </text:span><text:span text:style-name="T124"><text:s/>процедуры поиска и манипулирования данными (сортировки, фильтры и пр.);</text:span></text:p>
      <text:p text:style-name="P125"><text:span text:style-name="T126">-</text:span><text:span text:style-name="T127">                   </text:span><text:span text:style-name="T128"><text:s/>использование<text:s/></text:span><text:span text:style-name="T129">SQL</text:span><text:span text:style-name="T130"><text:s/>операторов (</text:span><text:span text:style-name="T131">SQL</text:span><text:span text:style-name="T132"><text:s/>запросы, операторы определения данных, операторы манипулирования</text:span><text:span text:style-name="T133"><text:s/>данными, обязательная работа с транзакциями);</text:span></text:p>
      <text:p text:style-name="P134"><text:span text:style-name="T135">-</text:span><text:span text:style-name="T136">                   </text:span><text:span text:style-name="T137"><text:s/>возможность получить отчетную форму на принтер и экран;</text:span></text:p>
      <text:p text:style-name="P138"><text:span text:style-name="T139">-</text:span><text:span text:style-name="T140">                   </text:span><text:span text:style-name="T141"><text:s/></text:span><text:span text:style-name="T142">обеспечение безопасности данных</text:span><text:span text:style-name="T143">;</text:span></text:p>
      <text:p text:style-name="P144"><text:span text:style-name="T145">-</text:span><text:span text:style-name="T146">                   </text:span><text:span text:style-name="T147"><text:s/>о</text:span><text:span text:style-name="T148">граничения<text:s/></text:span><text:span text:style-name="T149">ролей доступа</text:span><text:span text:style-name="T150"><text:s/>по работе с объектами ПО</text:span><text:span text:style-name="T151">(доступ к отчетам, формам, запросам из ПО)</text:span><text:span text:style-name="T152">.</text:span></text:p>
      <text:p text:style-name="P153"/>
      <text:p text:style-name="P154"><text:span text:style-name="T155">        </text:span><text:span text:style-name="T156"><text:s/>5 Содержание пояснительной записки:</text:span></text:p>
      <text:p text:style-name="P157"><text:span text:style-name="T158">–</text:span><text:span text:style-name="T159">      </text:span><text:span text:style-name="T160"><text:s/>титульный лист;</text:span></text:p>
      <text:p text:style-name="P161"><text:span text:style-name="T162">–</text:span><text:span text:style-name="T163">      </text:span><text:span text:style-name="T164"><text:s/></text:span><text:span text:style-name="T165">реферат на русском языке;</text:span></text:p>
      <text:p text:style-name="P166"><text:span text:style-name="T167">–</text:span><text:span text:style-name="T168">      </text:span><text:span text:style-name="T169"><text:s/>задание;</text:span></text:p>
      <text:p text:style-name="P170"><text:span text:style-name="T171">–</text:span><text:span text:style-name="T172">      </text:span><text:span text:style-name="T173"><text:s/>содержание;</text:span></text:p>
      <text:p text:style-name="P174"><text:span text:style-name="T175">–</text:span><text:span text:style-name="T176">      </text:span><text:span text:style-name="T177"><text:s/>введение;</text:span></text:p>
      <text:p text:style-name="P178"><text:span text:style-name="T179">–</text:span><text:span text:style-name="T180">      </text:span><text:span text:style-name="T181"><text:s/></text:span><text:span text:style-name="T182">проектирования БД;</text:span></text:p>
      <text:p text:style-name="P183"><text:span text:style-name="T184">–</text:span><text:span text:style-name="T185">      </text:span><text:span text:style-name="T186"><text:s/></text:span><text:span text:style-name="T187">безопасность</text:span><text:span text:style-name="T188"><text:s/>БД;</text:span></text:p>
      <text:p text:style-name="P189"><text:span text:style-name="T190">–</text:span><text:span text:style-name="T191">      </text:span><text:span text:style-name="T192"><text:s/>обоснование выбора программных средств;</text:span></text:p>
      <text:p text:style-name="P193"><text:span text:style-name="T194">–</text:span><text:span text:style-name="T195">      </text:span><text:span text:style-name="T196"><text:s/>руководство пользователю;</text:span></text:p>
      <text:p text:style-name="P197"><text:span text:style-name="T198">–</text:span><text:span text:style-name="T199">      </text:span><text:span text:style-name="T200"><text:s/>описание прикладной программы;</text:span></text:p>
      <text:p text:style-name="P201"><text:span text:style-name="T202">–</text:span><text:span text:style-name="T203">      </text:span><text:span text:style-name="T204"><text:s/>декларация защищенности прикладной программы от<text:s/></text:span><text:span text:style-name="T205">SQL</text:span><text:span text:style-name="T206"><text:s/>инъекция</text:span><text:span text:style-name="T207">;</text:span></text:p>
      <text:p text:style-name="P208"><text:span text:style-name="T209">–</text:span><text:span text:style-name="T210">      </text:span><text:span text:style-name="T211"><text:s/>заключение;</text:span></text:p>
      <text:p text:style-name="P212"><text:span text:style-name="T213">–</text:span><text:span text:style-name="T214">      </text:span><text:span text:style-name="T215"><text:s/>список использованных источников;</text:span></text:p>
      <text:p text:style-name="P216"><text:span text:style-name="T217">–</text:span><text:span text:style-name="T218">      </text:span><text:span text:style-name="T219"><text:s/>приложения (структуры БД,</text:span><text:span text:style-name="T220"><text:s/>таблицы ролевого доступа и дополнительные правила для политики ИБ,</text:span><text:span text:style-name="T221"><text:s/>экранные формы, отчетные формы).</text:span></text:p>
      <text:p text:style-name="P222">Пояснительная записка должна быть оформлена в соответствии со стандартом ТУСУР.</text:p>
      <text:p text:style-name="P223"><text:span text:style-name="T224">        </text:span><text:span text:style-name="T225"><text:s/>В конверте на обложке приложить диск с БД, исходными текс</text:span><text:span text:style-name="T226">тами программы с соответствующими файлами, исполнительными файлами, пояснительной запиской.</text:span></text:p>
      <text:p text:style-name="P227">6 Дата выдачи задания: ___________________________________________</text:p>
      <text:p text:style-name="P228"><text:span text:style-name="T229"> </text:span></text:p>
      <text:soft-page-break/>
      <text:p text:style-name="P230">Задание согласовано:</text:p>
      <text:p text:style-name="P231">Руководитель работы</text:p>
      <text:p text:style-name="P232">Горбунов И.В., м.н.с ИСИБ</text:p>
      <text:p text:style-name="P233"><text:span text:style-name="T234">“___” ________ 201</text:span><text:span text:style-name="T235">     </text:span><text:span text:style-name="T236"><text:s/>г.</text:span><text:span text:style-name="T237">  </text:span><text:span text:style-name="T238">                                               </text:span><text:span text:style-name="T239"><text:s/>____________</text:span></text:p>
      <text:p text:style-name="P240"><text:span text:style-name="T241"> </text:span></text:p>
      <text:p text:style-name="P242">Задание принято к исполнению</text:p>
      <text:p text:style-name="P243"><text:span text:style-name="T244">        </text:span><text:span text:style-name="T245"><text:s/>“___” ________ 201</text:span><text:span text:style-name="T246">     </text:span><text:span text:style-name="T247"><text:s/>г.</text:span><text:span text:style-name="T248">     </text:span><text:span text:style-name="T249"><text:s/></text:span><text:span text:style-name="T250">______________________    ____________</text:span></text:p>
      <text:p text:style-name="P2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Заголовок2" style:display-name="Заголовок 2" style:family="paragraph" style:parent-style-name="Название" style:next-style-name="Textbody" style:default-outline-level="2">
      <style:text-properties style:font-name="Times New Roman"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Название" style:next-style-name="Textbody" style:default-outline-level="3">
      <style:text-properties style:font-name="Times New Roman" fo:font-weight="bold" style:font-weight-asian="bold" style:font-weight-complex="bold" fo:hyphenate="false"/>
    </style:style>
    <style:style style:name="Заголовок4" style:display-name="Заголовок 4" style:family="paragraph" style:parent-style-name="Название" style:next-style-name="Textbody" style:default-outline-level="4">
      <style:text-properties style:font-name="Times New Roman" fo:font-weight="bold" style:font-weight-asian="bold" style:font-weight-complex="bold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1965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1965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Горбунов Иван Викторович</meta:initial-creator>
    <dc:creator>Горбунов Иван Викторович</dc:creator>
    <meta:creation-date>2015-02-11T01:53:00Z</meta:creation-date>
    <dc:date>2015-02-11T02:16:00Z</dc:date>
    <meta:template xlink:href="Normal" xlink:type="simple"/>
    <meta:editing-cycles>9</meta:editing-cycles>
    <meta:editing-duration>PT900S</meta:editing-duration>
    <meta:user-defined meta:name="Info 1"/>
    <meta:user-defined meta:name="Info 2"/>
    <meta:user-defined meta:name="Info 3"/>
    <meta:user-defined meta:name="Info 4"/>
    <meta:document-statistic meta:page-count="3" meta:paragraph-count="7" meta:word-count="585" meta:character-count="3913" meta:row-count="27" meta:non-whitespace-character-count="3335"/>
  </office:meta>
</office:document-meta>
</file>